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808080" draw:fill-hatch-name="Red_20_Crossed_20_45_20_Degrees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cm" fo:min-width="5.5cm"/>
    </style:style>
    <style:style style:name="gr8" style:family="graphic" style:parent-style-name="objectwithoutfill">
      <style:graphic-properties svg:stroke-width="0.1cm" draw:marker-start="Symmetric_20_Arrow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Symmetric_20_Arrow" draw:marker-end="Symmetric_20_Arrow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5cm" svg:height="0.75cm" svg:x="0.62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1.37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2.12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2.87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3.62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4.37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0.623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1.373cm" svg:y="1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0.75cm" svg:x="2.123cm" svg:y="1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0.75cm" svg:x="2.873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3.623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4.373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0.623cm" svg:y="2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5cm" svg:height="0.75cm" svg:x="1.373cm" svg:y="2.1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5cm" svg:height="0.75cm" svg:x="2.123cm" svg:y="2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0.75cm" svg:x="2.873cm" svg:y="2.1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5cm" svg:x="3.623cm" svg:y="2.1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5cm" svg:height="0.75cm" svg:x="4.373cm" svg:y="2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0.623cm" svg:y="2.9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5cm" svg:x="1.373cm" svg:y="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5cm" svg:height="0.75cm" svg:x="2.123cm" svg:y="2.9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5cm" svg:height="0.75cm" svg:x="2.873cm" svg:y="2.9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5cm" svg:height="0.75cm" svg:x="3.623cm" svg:y="2.9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5cm" svg:height="0.75cm" svg:x="4.373cm" svg:y="2.9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0.623cm" svg:y="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1.373cm" svg:y="3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0.75cm" svg:x="2.123cm" svg:y="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2.873cm" svg:y="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3.623cm" svg:y="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4.373cm" svg:y="3.65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cm" svg:height="0.734cm" svg:x="1.923cm" svg:y="4.459cm">
          <draw:text-box>
            <text:p text:style-name="P2"><text:span text:style-name="T1">Rotating a Z-shape</text:span></text:p>
          </draw:text-box>
        </draw:frame>
        <draw:path draw:style-name="gr8" draw:text-style-name="P4" draw:layer="layout" svg:width="1.34cm" svg:height="3.421cm" draw:transform="skewX (0.117286125733997) rotate (-0.727278699307086) translate (5.734cm 1.536cm)" svg:viewBox="0 0 1341 3422" svg:d="m594 6c1317-188 753 3736-594 3395">
          <text:p/>
        </draw:path>
        <draw:path draw:style-name="gr9" draw:text-style-name="P4" draw:layer="layout" svg:width="2.625cm" svg:height="1.053cm" svg:x="1.598cm" svg:y="3.134cm" svg:viewBox="0 0 2626 1054" svg:d="m0 0c0 1125 1875 1500 2625 375">
          <text:p/>
        </draw:path>
        <draw:custom-shape draw:style-name="gr1" draw:text-style-name="P1" draw:layer="layout" svg:width="0.75cm" svg:height="0.75cm" svg:x="5.123cm" svg:y="0.6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5cm" svg:height="0.75cm" svg:x="5.123cm" svg:y="1.4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5cm" svg:height="0.75cm" svg:x="5.123cm" svg:y="2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123cm" svg:y="2.9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123cm" svg:y="3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87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873cm" svg:y="1.4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873cm" svg:y="2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873cm" svg:y="2.9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5cm" svg:height="0.75cm" svg:x="5.873cm" svg:y="3.6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9cm" fo:margin-bottom="0.454cm" fo:margin-left="0.423cm" fo:margin-right="0.49cm" fo:page-width="7.5cm" fo:page-height="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6-04-13T16:00:09</meta:creation-date>
    <dc:creator>Rhodri James</dc:creator>
    <dc:date>2006-08-07T00:15:57</dc:date>
    <dc:language>en-GB</dc:language>
    <meta:editing-cycles>6</meta:editing-cycles>
    <meta:editing-duration>PT23H11M27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